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center"/>
      <style:text-properties style:font-name="Calibri" fo:font-weight="bold" style:font-weight-asian="bold" style:font-weight-complex="bold"/>
    </style:style>
    <style:style style:name="P31" style:parent-style-name="Standard" style:family="paragraph">
      <style:paragraph-properties fo:text-align="center"/>
      <style:text-properties style:font-name="Calibri" fo:font-weight="bold" style:font-weight-asian="bold" style:font-weight-complex="bold"/>
    </style:style>
    <style:style style:name="T32" style:parent-style-name="Fuentedepárrafopredeter." style:family="text">
      <style:text-properties style:font-name="Calibri"/>
    </style:style>
    <style:style style:name="T33" style:parent-style-name="Fuentedepárrafopredeter." style:family="text">
      <style:text-properties style:font-name="Calibri"/>
    </style:style>
    <style:style style:name="T34" style:parent-style-name="Fuentedepárrafopredeter." style:family="text">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50"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1" style:parent-style-name="Standard" style:family="paragraph">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2" style:parent-style-name="Standard" style:family="paragraph">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3" style:parent-style-name="Standard" style:family="paragraph">
      <style:text-properties style:font-name="Calibri" style:font-name-complex="Calibri" fo:font-size="11pt" style:font-size-asian="11pt" style:font-size-complex="11pt"/>
    </style:style>
    <style:style style:name="P54" style:parent-style-name="Standard" style:family="paragraph">
      <style:text-properties style:font-name="Calibri" style:font-name-complex="Calibri" fo:font-size="11pt" style:font-size-asian="11pt" style:font-size-complex="11pt"/>
    </style:style>
    <style:style style:name="P55" style:parent-style-name="Standard" style:family="paragraph">
      <style:text-properties style:font-name="Calibri" style:font-name-complex="Calibri" fo:font-size="11pt" style:font-size-asian="11pt" style:font-size-complex="11pt"/>
    </style:style>
    <style:style style:name="P56" style:parent-style-name="Standard" style:family="paragraph">
      <style:text-properties style:font-name="Calibri" style:font-name-complex="Calibri" fo:font-size="11pt" style:font-size-asian="11pt" style:font-size-complex="11pt"/>
    </style:style>
    <style:style style:name="T57" style:parent-style-name="Fuentedepárrafopredeter." style:family="text">
      <style:text-properties style:font-name="Calibri" style:font-name-complex="Calibri" fo:font-size="11pt" style:font-size-asian="11pt" style:font-size-complex="11pt"/>
    </style:style>
    <style:style style:name="P58" style:parent-style-name="Standard" style:family="paragraph">
      <style:text-properties style:font-name="Calibri"/>
    </style:style>
  </office:automatic-styles>
  <office:body>
    <office:text text:use-soft-page-breaks="true">
      <text:p text:style-name="P1">DIARIO DE CONFINAMIENTO<text:s/>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 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 superior<text:s/>en modalidad dual, y en el 2020 por fin llegó. Con prisas, sin dotación económica, sin equipos informáticos... pero al fin llegó. Que bien que llegó hasta mi querida amiga Isa.</text:p>
      <text:p text:style-name="P22">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text:s/>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PRACTICA 5: Diario de confinamiento</text:p>
      <text:p text:style-name="P31"/>
      <text:p text:style-name="Standard"><text:span text:style-name="T32">1. Hazte una copia del repositorio público <text:s/></text:span><text:a xlink:href="https://github.com/adaiespablopicasso/diarioconfinamiento" office:target-frame-name="_top" xlink:show="replace"><text:span text:style-name="T33">https://github.com/adaiespablopicasso/diari</text:span><text:span text:style-name="T34">oconfinamiento</text:span></text:a></text:p>
      <text:p text:style-name="P35"/>
      <text:p text:style-name="P36">2. Aporta tu reflexión al diario de confinamiento</text:p>
      <text:p text:style-name="P37"/>
      <text:p text:style-name="P38">3. Comunica al usuario adaiespablopicasso que has realizado tu aportación y que acepte los cambios</text:p>
      <text:p text:style-name="P39"/>
      <text:soft-page-break/>
      <text:p text:style-name="P40">Miguel Moreno Jurado</text:p>
      <text:p text:style-name="P41"/>
      <text:p text:style-name="P42">23/03/20</text:p>
      <text:p text:style-name="P43"/>
      <text:p text:style-name="P44">Después de haber pasado unas “maravillosas ”<text:s/>prácticas en Brainspro, justo cuando vuelvo a tener una empresa y parece ser que está muy bien, se impone la cuarentena. No se si es más una película de ciencia ficción o un dramón de los de telecinco.</text:p>
      <text:p text:style-name="P45"/>
      <text:p text:style-name="P46">Aún así estoy aprendiendo mucho de la gente en<text:s/>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47"/>
      <text:p text:style-name="Standard"><text:span text:style-name="T48">Abrazos a todos.<text:s/></text:span><text:span text:style-name="T49">Menor que tres.</text:span></text:p>
      <text:p text:style-name="P50"/>
      <text:p text:style-name="P51">Manuel Enrique Jurado Moreno</text:p>
      <text:p text:style-name="P52"/>
      <text:p text:style-name="P53">27/03/20</text:p>
      <text:p text:style-name="P54"/>
      <text:p text:style-name="P55">La vida es buena aquí. Después de mandarnos la jefa a casa el jueves (día anterior al pánico de la epidemia), mi familia decidió recoger todo e irnos a encerrarnos al pueblo, donde al menos daba el sol. Por desgracia, solo pude llevarme dos maquetas, y como tiene pinta de que vamos a estar aquí hasta Junio, no calculé muy bien. Trabajo mayormente solo, o con Manolo, en todo el tema de las prácticas de clase. Las prácticas de empresa, sin embargo, me veo obligado a hacerlas solo, no por nada, sino porque de no ser por alguien, nos habrían firmado las horas, y no tendría que estar en pie a horas indecentes solo para ver si se va a hacer una videoconferencia a modo de reunión o no. Mantengo mi salud mental a base de hablar con mis colegas repartidos por el país, confinados en su casa, y mediante las transmisiones que hago de videojuegos donde en más de una ocasión, alguien sale a caldo.<text:s/></text:p>
      <text:p text:style-name="P56"/>
      <text:p text:style-name="Standard"><text:span text:style-name="T57">Confinarse en casa mola, menos cuando te lo imponen. Acordaos de lavaros las manos con frecuencia chavales.</text:span></text:p>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nuel Jurado</dc:creator>
    <meta:creation-date>2020-03-16T20:21:00Z</meta:creation-date>
    <dc:date>2020-03-27T18:24:00Z</dc:date>
    <meta:template xlink:href="Normal" xlink:type="simple"/>
    <meta:editing-cycles>14</meta:editing-cycles>
    <meta:editing-duration>PT6300S</meta:editing-duration>
    <meta:document-statistic meta:page-count="2" meta:paragraph-count="8" meta:word-count="678" meta:character-count="4399" meta:row-count="31" meta:non-whitespace-character-count="3729"/>
  </office:meta>
</office:document-meta>
</file>